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5" style:family="paragraph" style:parent-style-name="Heading_20_2">
      <style:paragraph-properties fo:margin-top="0.25in" fo:margin-bottom="0.0835in" loext:contextual-spacing="false"/>
    </style:style>
    <style:style style:name="P6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P7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67flpv4y8yxa"/>Development Process and Challenges</text:p>
      <text:p text:style-name="P1"><draw:rect text:anchor-type="as-char" svg:y="0in" draw:z-index="0" draw:style-name="gr1" draw:text-style-name="P7" svg:width="0.0012in" svg:height="0.0213in"><text:p/></draw:rect></text:p>
      <text:p text:style-name="P1"/>
      <text:p text:style-name="P5"><text:bookmark text:name="_yfei62zxad2"/>Day 1</text:p>
      <text:p text:style-name="P1"/>
      <text:list xml:id="list951705642020386487" text:style-name="WWNum1">
        <text:list-item>
          <text:p text:style-name="P2">A team of two brothers and two strangers stumbled together in the knick of time!</text:p>
          <text:list>
            <text:list-item>
              <text:p text:style-name="P3">Brad West</text:p>
            </text:list-item>
            <text:list-item>
              <text:p text:style-name="P3">Chris Wallace</text:p>
            </text:list-item>
            <text:list-item>
              <text:p text:style-name="P3">Geoff Sizemore</text:p>
            </text:list-item>
            <text:list-item>
              <text:p text:style-name="P3">Tim Sizemore</text:p>
            </text:list-item>
          </text:list>
        </text:list-item>
        <text:list-item>
          <text:p text:style-name="P2">Decide On A Challenge - Easier Said Than Done!</text:p>
          <text:list>
            <text:list-item>
              <text:p text:style-name="P3">Discussion of what stuck out for each of us.</text:p>
            </text:list-item>
            <text:list-item>
              <text:p text:style-name="P3">We decided to do a NASA Challenge instead of a Community Challenge for the chance to enter the worldwide competition.</text:p>
            </text:list-item>
            <text:list-item>
              <text:p text:style-name="P3">Tim creates a list of the 10 challenges he likes and presents this list to the group.</text:p>
            </text:list-item>
            <text:list-item>
              <text:p text:style-name="P3">The other team members review the list and we discussed which challenges we preferred and the difficulties we would face with each.</text:p>
            </text:list-item>
            <text:list-item>
              <text:p text:style-name="P3">After 30 minutes we settled on Trace Invaders based on unanimous interest and our skillsets as they would apply to developing the goal product.</text:p>
            </text:list-item>
          </text:list>
        </text:list-item>
        <text:list-item>
          <text:p text:style-name="P2">Where To Start? What is Trace Invaders?</text:p>
          <text:list>
            <text:list-item>
              <text:p text:style-name="P3">The Trace Invaders Challenge asks for “a tool to trace invasive species in your neighborhood over time!”</text:p>
            </text:list-item>
            <text:list-item>
              <text:p text:style-name="P3">Our interpretation of the goal </text:p>
              <text:list>
                <text:list-item>
                  <text:p text:style-name="P4">To develop an interactive website experience where users can report local species sightings and also provide maps and overlays to visualize the data collected from all users.</text:p>
                </text:list-item>
                <text:list-item>
                  <text:p text:style-name="P4">“Lets track how Kudzu is taking over the landscape!”</text:p>
                </text:list-item>
                <text:list-item>
                  <text:p text:style-name="P4">We believed it would be great to visit the website and immediately be presented with an up-to-date local map showing what invasive species were in the area and where the latest sightings were.</text:p>
                </text:list-item>
              </text:list>
            </text:list-item>
          </text:list>
        </text:list-item>
        <text:list-item>
          <text:p text:style-name="P2">So Who Does What?</text:p>
          <text:list>
            <text:list-item>
              <text:p text:style-name="P3">We’re all coders and engineers, uh oh!</text:p>
            </text:list-item>
            <text:list-item>
              <text:p text:style-name="P3">Chris kicked us off by setting up a website to play with.</text:p>
            </text:list-item>
            <text:list-item>
              <text:p text:style-name="P3"><text:soft-page-break/>Geoff presented options for the mapping libraries.</text:p>
            </text:list-item>
            <text:list-item>
              <text:p text:style-name="P3">Brad studied the mapping options</text:p>
            </text:list-item>
            <text:list-item>
              <text:p text:style-name="P3">Tim began brainstorming and documentation of the project.</text:p>
            </text:list-item>
            <text:list-item>
              <text:p text:style-name="P3">We set up our GitHub accounts and connected with each other online.</text:p>
            </text:list-item>
          </text:list>
        </text:list-item>
        <text:list-item>
          <text:p text:style-name="P2">Choosing Website Frameworks</text:p>
          <text:list>
            <text:list-item>
              <text:p text:style-name="P3">We chose Leaflet for our map software for its free price, relatively simple presentation, capabilities, and that the code was in our skillset.</text:p>
            </text:list-item>
            <text:list-item>
              <text:p text:style-name="P3">We chose MySQL for our database because it’s free and hosted online.</text:p>
            </text:list-item>
            <text:list-item>
              <text:p text:style-name="P3">We chose to build the website from scratch until we needed more functionality and time permitting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365" meta:character-count="2037" meta:non-whitespace-character-count="1729"/>
    <meta:generator>LibreOfficeDev/5.1.0.3$Linux_X86_64 LibreOffice_project/</meta:generator>
  </office:meta>
</office:document-meta>
</file>